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4102in"/>
    </style:style>
    <style:style style:name="co4" style:family="table-column">
      <style:table-column-properties fo:break-before="auto" style:column-width="0.766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1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-prof Tel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Oznaka TELIX</text:p>
          </table:table-cell>
          <table:table-cell table:style-name="ce1" office:value-type="string" calcext:value-type="string">
            <text:p>Naziv</text:p>
          </table:table-cell>
          <table:table-cell table:style-name="ce1" office:value-type="string" calcext:value-type="string">
            <text:p>kom</text:p>
          </table:table-cell>
          <table:table-cell table:style-name="ce1" office:value-type="string" calcext:value-type="string">
            <text:p>cena kom</text:p>
          </table:table-cell>
          <table:table-cell table:style-name="ce1" office:value-type="string" calcext:value-type="string">
            <text:p>Cena uk</text:p>
          </table:table-cell>
          <table:table-cell table:style-name="ce1" office:value-type="string" calcext:value-type="string">
            <text:p>Komentar</text:p>
          </table:table-cell>
        </table:table-row>
        <table:table-row table:style-name="ro1">
          <table:table-cell table:style-name="ce2" office:value-type="string" calcext:value-type="string">
            <text:p>ALP0020</text:p>
          </table:table-cell>
          <table:table-cell table:style-name="ce2" office:value-type="string" calcext:value-type="string">
            <text:p>3m Profil 20x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.08" calcext:value-type="float">
            <text:p>7.08</text:p>
          </table:table-cell>
          <table:table-cell table:style-name="ce2" table:formula="of:=[.C2]*[.D2]" office:value-type="float" office:value="14.16" calcext:value-type="float">
            <text:p>14.16</text:p>
          </table:table-cell>
          <table:table-cell table:style-name="ce2" office:value-type="string" calcext:value-type="string">
            <text:p>- cene se odnose na dužine 3 i 6m u komadu; kod sečenja na željenu dužinu cena se uvećava za 10% i naplaćuje se 0,3€ po rezu</text:p>
          </table:table-cell>
        </table:table-row>
        <table:table-row table:style-name="ro1">
          <table:table-cell office:value-type="string" calcext:value-type="string">
            <text:p>ALP0612</text:p>
          </table:table-cell>
          <table:table-cell office:value-type="string" calcext:value-type="string">
            <text:p>M5 T6 klizne navrtke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table:style-name="ce2" table:formula="of:=[.C3]*[.D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LP0150</text:p>
          </table:table-cell>
          <table:table-cell office:value-type="string" calcext:value-type="string">
            <text:p>Vijak M5x10</text:p>
          </table:table-cell>
          <table:table-cell office:value-type="float" office:value="80" calcext:value-type="float">
            <text:p>80</text:p>
          </table:table-cell>
          <table:table-cell office:value-type="float" office:value="0.11" calcext:value-type="float">
            <text:p>0.11</text:p>
          </table:table-cell>
          <table:table-cell table:style-name="ce2" table:formula="of:=[.C4]*[.D4]" office:value-type="float" office:value="8.8" calcext:value-type="float">
            <text:p>8.8</text:p>
          </table:table-cell>
          <table:table-cell/>
        </table:table-row>
        <table:table-row table:style-name="ro2">
          <table:table-cell office:value-type="string" calcext:value-type="string">
            <text:p>ALP2120</text:p>
          </table:table-cell>
          <table:table-cell office:value-type="string" calcext:value-type="string">
            <text:p>U. sp. za 20x20</text:p>
          </table:table-cell>
          <table:table-cell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table:style-name="ce2" table:formula="of:=[.C5]*[.D5]" office:value-type="float" office:value="9.76" calcext:value-type="float">
            <text:p>9.76</text:p>
          </table:table-cell>
          <table:table-cell office:value-type="string" calcext:value-type="string">
            <text:p>Treba koristiti vijke sa što nižom glavom. Najbolje je uzeti vijke sa sočivastom glavom. Za ovu spojnicu treba koristiti vijke sa</text:p>
            <text:p>sočivastom glavom M4x8 I zakretne navrtke</text:p>
          </table:table-cell>
        </table:table-row>
        <table:table-row table:style-name="ro1">
          <table:table-cell office:value-type="string" calcext:value-type="string">
            <text:p>ALP0702</text:p>
          </table:table-cell>
          <table:table-cell office:value-type="string" calcext:value-type="string">
            <text:p>Zk. nav. M5 T6</text:p>
          </table:table-cell>
          <table:table-cell office:value-type="float" office:value="40" calcext:value-type="float">
            <text:p>40</text:p>
          </table:table-cell>
          <table:table-cell office:value-type="float" office:value="0.13" calcext:value-type="float">
            <text:p>0.13</text:p>
          </table:table-cell>
          <table:table-cell table:style-name="ce2" table:formula="of:=[.C6]*[.D6]" office:value-type="float" office:value="5.2" calcext:value-type="float">
            <text:p>5.2</text:p>
          </table:table-cell>
          <table:table-cell office:value-type="string" calcext:value-type="string">
            <text:p>- Koristice se za ugaone spojnice (16*2=32, plus za rezervu)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4"/>
          <table:table-cell table:formula="of:=SUM([.E2:.E6])" office:value-type="float" office:value="45.92" calcext:value-type="float">
            <text:p>45.92</text:p>
          </table:table-cell>
          <table:table-cell/>
        </table:table-row>
      </table:table>
      <table:table table:name="Ostalo" table:style-name="ta1"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table:style-name="ce3" office:value-type="string" calcext:value-type="string">
            <text:p>Naziv</text:p>
          </table:table-cell>
          <table:table-cell table:style-name="ce3" office:value-type="string" calcext:value-type="string">
            <text:p>kom</text:p>
          </table:table-cell>
          <table:table-cell table:style-name="ce3" office:value-type="string" calcext:value-type="string">
            <text:p>cena kom</text:p>
          </table:table-cell>
          <table:table-cell table:style-name="ce3" office:value-type="string" calcext:value-type="string">
            <text:p>cena uk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mentar</text:p>
          </table:table-cell>
          <table:table-cell table:style-name="ce4"/>
        </table:table-row>
        <table:table-row table:style-name="ro1">
          <table:table-cell table:style-name="ce4"/>
          <table:table-cell table:style-name="ce4" office:value-type="string" calcext:value-type="string">
            <text:p>cam_holder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Vijak imbus ravna glava M5 L2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/>
          <table:table-cell office:value-type="string" calcext:value-type="string">
            <text:p>Videti kod Buvac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Vijak imbus ravna glava </text:span>M5 L1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4]*[.C4]" office:value-type="float" office:value="0" calcext:value-type="float">
            <text:p>0</text:p>
          </table:table-cell>
          <table:table-cell/>
          <table:table-cell office:value-type="string" calcext:value-type="string">
            <text:p>Videti kod Buvac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Vijak imbus ravna glava </text:span>M4 L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5]*[.C5]" office:value-type="float" office:value="0" calcext:value-type="float">
            <text:p>0</text:p>
          </table:table-cell>
          <table:table-cell/>
          <table:table-cell office:value-type="string" calcext:value-type="string">
            <text:p>Videti kod Buvac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Vijak imbus ravna glava </text:span>M4 L1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6]*[.C6]" office:value-type="float" office:value="0" calcext:value-type="float">
            <text:p>0</text:p>
          </table:table-cell>
          <table:table-cell/>
          <table:table-cell office:value-type="string" calcext:value-type="string">
            <text:p>Videti kod Buvac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Vijak imbus ravna glava </text:span>M4 L2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7]*[.C7]" office:value-type="float" office:value="0" calcext:value-type="float">
            <text:p>0</text:p>
          </table:table-cell>
          <table:table-cell/>
          <table:table-cell office:value-type="string" calcext:value-type="string">
            <text:p>Videti kod Buvaca</text:p>
          </table:table-cell>
          <table:table-cell/>
        </table:table-row>
        <table:table-row table:style-name="ro1">
          <table:table-cell office:value-type="string" calcext:value-type="string">
            <text:p>Navrtka M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8]*[.C8]" office:value-type="float" office:value="0" calcext:value-type="float">
            <text:p>0</text:p>
          </table:table-cell>
          <table:table-cell/>
          <table:table-cell office:value-type="string" calcext:value-type="string">
            <text:p>Videti kod Buvaca</text:p>
          </table:table-cell>
          <table:table-cell/>
        </table:table-row>
        <table:table-row table:style-name="ro1">
          <table:table-cell office:value-type="string" calcext:value-type="string">
            <text:p>Navrtka M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9]*[.C9]" office:value-type="float" office:value="0" calcext:value-type="float">
            <text:p>0</text:p>
          </table:table-cell>
          <table:table-cell/>
          <table:table-cell office:value-type="string" calcext:value-type="string">
            <text:p>Videti kod Buvaca</text:p>
          </table:table-cell>
          <table:table-cell/>
        </table:table-row>
        <table:table-row table:style-name="ro1">
          <table:table-cell office:value-type="string" calcext:value-type="string">
            <text:p>Vijak M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]*[.C10]" office:value-type="float" office:value="0" calcext:value-type="float">
            <text:p>0</text:p>
          </table:table-cell>
          <table:table-cell office:value-type="string" calcext:value-type="string">
            <text:p><text:a xlink:href="https://www.temu.com/goods.html?_bg_fs=1&amp;goods_id=601099516907932&amp;parent_order_sn=PO-175-10295109468713293&amp;add_order=1&amp;sku_id=17592216672312&amp;_x_sessn_id=fjfkix6srb&amp;refer_page_name=bgt_order_detail&amp;refer_page_id=10045_1737229144141_fyu7n7cgzt&amp;refer_page_sn=10045" xlink:type="simple">https://www.temu.com/goods.html?_bg_fs=1&amp;goods_id=601099516907932&amp;parent_order_sn=PO-175-10295109468713293&amp;add_order=1&amp;sku_id=17592216672312&amp;_x_sessn_id=fjfkix6srb&amp;refer_page_name=bgt_order_detail&amp;refer_page_id=10045_1737229144141_fyu7n7cgzt&amp;refer_page_sn=10045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jak M2.5 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11]*[.C11]" office:value-type="float" office:value="0" calcext:value-type="float">
            <text:p>0</text:p>
          </table:table-cell>
          <table:table-cell office:value-type="string" calcext:value-type="string">
            <text:p><text:a xlink:href="https://www.temu.com/goods.html?_bg_fs=1&amp;goods_id=601099516907932&amp;parent_order_sn=PO-175-10295109468713293&amp;add_order=1&amp;sku_id=17592216672312&amp;_x_sessn_id=fjfkix6srb&amp;refer_page_name=bgt_order_detail&amp;refer_page_id=10045_1737229144141_fyu7n7cgzt&amp;refer_page_sn=10045" xlink:type="simple">https://www.temu.com/goods.html?_bg_fs=1&amp;goods_id=601099516907932&amp;parent_order_sn=PO-175-10295109468713293&amp;add_order=1&amp;sku_id=17592216672312&amp;_x_sessn_id=fjfkix6srb&amp;refer_page_name=bgt_order_detail&amp;refer_page_id=10045_1737229144141_fyu7n7cgzt&amp;refer_page_sn=10045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jak M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2]*[.C12]" office:value-type="float" office:value="0" calcext:value-type="float">
            <text:p>0</text:p>
          </table:table-cell>
          <table:table-cell office:value-type="string" calcext:value-type="string">
            <text:p><text:a xlink:href="https://www.temu.com/goods.html?_bg_fs=1&amp;goods_id=601099516907932&amp;parent_order_sn=PO-175-10295109468713293&amp;add_order=1&amp;sku_id=17592216672312&amp;_x_sessn_id=fjfkix6srb&amp;refer_page_name=bgt_order_detail&amp;refer_page_id=10045_1737229144141_fyu7n7cgzt&amp;refer_page_sn=10045" xlink:type="simple">https://www.temu.com/goods.html?_bg_fs=1&amp;goods_id=601099516907932&amp;parent_order_sn=PO-175-10295109468713293&amp;add_order=1&amp;sku_id=17592216672312&amp;_x_sessn_id=fjfkix6srb&amp;refer_page_name=bgt_order_detail&amp;refer_page_id=10045_1737229144141_fyu7n7cgzt&amp;refer_page_sn=10045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 print insert M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3]*[.C13]" office:value-type="float" office:value="0" calcext:value-type="float">
            <text:p>0</text:p>
          </table:table-cell>
          <table:table-cell office:value-type="string" calcext:value-type="string">
            <text:p><text:a xlink:href="https://www.temu.com/goods.html?_bg_fs=1&amp;goods_id=601099585224356&amp;parent_order_sn=PO-175-10295109468713293&amp;add_order=1&amp;sku_id=17592481173196&amp;_x_sessn_id=fjfkix6srb&amp;refer_page_name=bgt_order_detail&amp;refer_page_id=10045_1737229061397_sbxzjpmj65&amp;refer_page_sn=10045" xlink:type="simple">https://www.temu.com/goods.html?_bg_fs=1&amp;goods_id=601099585224356&amp;parent_order_sn=PO-175-10295109468713293&amp;add_order=1&amp;sku_id=17592481173196&amp;_x_sessn_id=fjfkix6srb&amp;refer_page_name=bgt_order_detail&amp;refer_page_id=10045_1737229061397_sbxzjpmj65&amp;refer_page_sn=10045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 print insert M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B14]*[.C14]" office:value-type="float" office:value="25" calcext:value-type="float">
            <text:p>25</text:p>
          </table:table-cell>
          <table:table-cell office:value-type="string" calcext:value-type="string">
            <text:p><text:a xlink:href="https://www.temu.com/goods.html?_bg_fs=1&amp;goods_id=601099585224356&amp;parent_order_sn=PO-175-10295109468713293&amp;add_order=1&amp;sku_id=17592481173196&amp;_x_sessn_id=fjfkix6srb&amp;refer_page_name=bgt_order_detail&amp;refer_page_id=10045_1737229061397_sbxzjpmj65&amp;refer_page_sn=10045" xlink:type="simple">https://www.temu.com/goods.html?_bg_fs=1&amp;goods_id=601099585224356&amp;parent_order_sn=PO-175-10295109468713293&amp;add_order=1&amp;sku_id=17592481173196&amp;_x_sessn_id=fjfkix6srb&amp;refer_page_name=bgt_order_detail&amp;refer_page_id=10045_1737229061397_sbxzjpmj65&amp;refer_page_sn=10045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 print insert M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5]*[.C15]" office:value-type="float" office:value="0" calcext:value-type="float">
            <text:p>0</text:p>
          </table:table-cell>
          <table:table-cell office:value-type="string" calcext:value-type="string">
            <text:p><text:a xlink:href="https://www.temu.com/goods.html?_bg_fs=1&amp;goods_id=601099585224356&amp;parent_order_sn=PO-175-10295109468713293&amp;add_order=1&amp;sku_id=17592481173196&amp;_x_sessn_id=fjfkix6srb&amp;refer_page_name=bgt_order_detail&amp;refer_page_id=10045_1737229061397_sbxzjpmj65&amp;refer_page_sn=10045" xlink:type="simple">https://www.temu.com/goods.html?_bg_fs=1&amp;goods_id=601099585224356&amp;parent_order_sn=PO-175-10295109468713293&amp;add_order=1&amp;sku_id=17592481173196&amp;_x_sessn_id=fjfkix6srb&amp;refer_page_name=bgt_order_detail&amp;refer_page_id=10045_1737229061397_sbxzjpmj65&amp;refer_page_sn=10045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xiglas</text:p>
          </table:table-cell>
          <table:table-cell table:number-columns-repeated="2"/>
          <table:table-cell table:formula="of:=[.B16]*[.C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na vodjica fi12 L6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B17]*[.C17]" office:value-type="float" office:value="8" calcext:value-type="float">
            <text:p>8</text:p>
          </table:table-cell>
          <table:table-cell office:value-type="string" calcext:value-type="string">
            <text:p><text:a xlink:href="https://www.cncshop.rs/delovi-i-oprema-za-cnc-masine/linearna-mehanika/linearne-vodjice-i-lezajevi/cilindricna-linearna-vodjica-fi-12/" xlink:type="simple">https://www.cncshop.rs/delovi-i-oprema-za-cnc-masine/linearna-mehanika/linearne-vodjice-i-lezajevi/cilindricna-linearna-vodjica-fi-12/</text:a>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Ukupno</text:p>
          </table:table-cell>
          <table:table-cell table:number-columns-repeated="2"/>
          <table:table-cell table:formula="of:=SUM([.D3:.D17])" office:value-type="float" office:value="33" calcext:value-type="float">
            <text:p>3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6:07:31.446839619</meta:creation-date>
    <meta:generator>LibreOffice/24.8.3.2$Linux_X86_64 LibreOffice_project/e14c9fdd1f585efcbb2c5363087a99d20928d522</meta:generator>
    <dc:date>2025-01-18T22:08:28.412431583</dc:date>
    <meta:editing-duration>PT5H21M40S</meta:editing-duration>
    <meta:editing-cycles>14</meta:editing-cycles>
    <meta:document-statistic meta:table-count="2" meta:cell-count="107" meta:object-count="0"/>
  </office:meta>
</office:document-meta>
</file>